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115" officeooo:paragraph-rsid="000e8115"/>
    </style:style>
    <style:style style:name="P2" style:family="paragraph" style:parent-style-name="Standard">
      <style:text-properties officeooo:rsid="000e8115" officeooo:paragraph-rsid="00121e51"/>
    </style:style>
    <style:style style:name="P3" style:family="paragraph" style:parent-style-name="Standard">
      <style:text-properties officeooo:rsid="000e8115" officeooo:paragraph-rsid="0013d500"/>
    </style:style>
    <style:style style:name="P4" style:family="paragraph" style:parent-style-name="Standard">
      <style:text-properties officeooo:rsid="0013d500" officeooo:paragraph-rsid="0013d500"/>
    </style:style>
    <style:style style:name="T1" style:family="text">
      <style:text-properties officeooo:rsid="000f2c83"/>
    </style:style>
    <style:style style:name="T2" style:family="text">
      <style:text-properties officeooo:rsid="000f4216"/>
    </style:style>
    <style:style style:name="T3" style:family="text">
      <style:text-properties officeooo:rsid="000fadf1"/>
    </style:style>
    <style:style style:name="T4" style:family="text">
      <style:text-properties officeooo:rsid="00102d63"/>
    </style:style>
    <style:style style:name="T5" style:family="text">
      <style:text-properties officeooo:rsid="00121e51"/>
    </style:style>
    <style:style style:name="T6" style:family="text">
      <style:text-properties officeooo:rsid="0013d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ématique :</text:p>
      <text:p text:style-name="P1"/>
      <text:p text:style-name="P1">Quel sera l’impact des technologies « réseau de neurones » dans la guerre de communication/<text:span text:style-name="T1">cyberwarfare</text:span></text:p>
      <text:p text:style-name="P1"/>
      <text:p text:style-name="P1">Mot clé :</text:p>
      <text:p text:style-name="P1"><text:tab/>-impact</text:p>
      <text:p text:style-name="P1"><text:tab/>-réseau de neurones</text:p>
      <text:p text:style-name="P1"><text:tab/>-guerre</text:p>
      <text:p text:style-name="P1"><text:tab/>-communication</text:p>
      <text:p text:style-name="P1"/>
      <text:p text:style-name="P1">axe de réflexion :</text:p>
      <text:p text:style-name="P2"><text:tab/>-guerre de communication : </text:p>
      <text:p text:style-name="P2"><text:tab/><text:tab/><text:span text:style-name="T5">-</text:span>d’un point de vue mondial ? </text:p>
      <text:p text:style-name="P2"><text:tab/><text:tab/><text:span text:style-name="T5">-</text:span>Entre agence ? </text:p>
      <text:p text:style-name="P2"><text:tab/><text:tab/><text:span text:style-name="T5">-</text:span>Entre pays ?</text:p>
      <text:p text:style-name="P3"><text:tab/><text:tab/><text:span text:style-name="T6">-l’état actuel de cette guerre de communication ?</text:span></text:p>
      <text:p text:style-name="P3"><text:tab/><text:tab/><text:span text:style-name="T6">-faut y que cela sois nécessairement <text:tab/>-Entre pays ? </text:span></text:p>
      <text:p text:style-name="P3"><text:span text:style-name="T6"><text:tab/><text:tab/><text:tab/><text:tab/><text:tab/><text:tab/><text:tab/>-Entre entreprise ? </text:span></text:p>
      <text:p text:style-name="P3"><text:span text:style-name="T6"><text:tab/><text:tab/><text:tab/><text:tab/><text:tab/><text:tab/><text:tab/>-Entre état et le peuple ? </text:span></text:p>
      <text:p text:style-name="P3"><text:span text:style-name="T6"><text:tab/><text:tab/><text:tab/><text:tab/><text:tab/><text:tab/><text:tab/>-Entre un état et le monde ? </text:span></text:p>
      <text:p text:style-name="P3"><text:tab/><text:tab/><text:span text:style-name="T3">-jusqu’a quel point le terme « guerre de l’information » englobe t’il des choses ? Les printemps arabes sont ils sujet de ce cas, par exemple ?</text:span></text:p>
      <text:p text:style-name="P3"><text:tab/><text:span text:style-name="T3">-la Corée du nord est elle sujet à ce cas ?</text:span></text:p>
      <text:p text:style-name="P3"><text:tab/></text:p>
      <text:p text:style-name="P3"/>
      <text:p text:style-name="P2"><text:tab/><text:span text:style-name="T2">-la cyberware : </text:span></text:p>
      <text:p text:style-name="P2"><text:span text:style-name="T2"><text:tab/><text:tab/>-que ce que cela veut dire ? </text:span></text:p>
      <text:p text:style-name="P2"><text:span text:style-name="T2"><text:tab/><text:tab/>-Un axe précis ? </text:span></text:p>
      <text:p text:style-name="P2"><text:span text:style-name="T2"><text:tab/><text:tab/>-Les manières de l’effectué ?</text:span></text:p>
      <text:p text:style-name="P2"><text:tab/><text:tab/></text:p>
      <text:p text:style-name="P2"><text:tab/><text:span text:style-name="T2">-les réseaux neuronaux : </text:span></text:p>
      <text:p text:style-name="P2"><text:span text:style-name="T2"><text:tab/><text:tab/><text:tab/>-est ce que c’est déjà utilisé ? </text:span></text:p>
      <text:p text:style-name="P2"><text:span text:style-name="T2"><text:tab/><text:tab/><text:tab/>-Est ce que c’est déjà réfléchit ?</text:span></text:p>
      <text:p text:style-name="P2"><text:span text:style-name="T2"><text:tab/><text:tab/><text:tab/>-l’impact : </text:span></text:p>
      <text:p text:style-name="P2"><text:span text:style-name="T2"><text:tab/><text:tab/><text:tab/><text:tab/>-l’amélioration de nouvelle manière</text:span></text:p>
      <text:p text:style-name="P2"><text:span text:style-name="T2"><text:tab/><text:tab/><text:tab/><text:tab/>-la création de nouvelle manière ?</text:span></text:p>
      <text:p text:style-name="P1"><text:tab/></text:p>
      <text:p text:style-name="P1"/>
      <text:p text:style-name="P1"/>
      <text:p text:style-name="P1"><text:tab/></text:p>
      <text:p text:style-name="P3"><text:span text:style-name="T6">1)il faut que je fasse la différence entre guerre d’information et cyberwarfare.</text:span></text:p>
      <text:p text:style-name="P1"/>
      <text:p text:style-name="P4">Lien :</text:p>
      <text:p text:style-name="P4"/>
      <text:p text:style-name="P4"><text:tab/>-Cyberwarfare :</text:p>
      <text:p text:style-name="P4"><text:tab/><text:tab/>-http://business.scoop.co.nz/2018/12/06/symantec-unveils-cyber-warfare-protection-network/</text:p>
      <text:p text:style-name="P4"><text:tab/><text:tab/>-https://www.nobleprog.com/cyber-warfare/training/dallas</text:p>
      <text:p text:style-name="P4"><text:tab/>-guerre de communication :</text:p>
      <text:p text:style-name="P4"><text:tab/><text:tab/>-https://www.intgovforum.org/multilingual/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9:33:59.667000000</meta:creation-date>
    <dc:date>2018-12-14T22:01:22.505000000</dc:date>
    <meta:editing-duration>PT5M59S</meta:editing-duration>
    <meta:editing-cycles>1</meta:editing-cycles>
    <meta:document-statistic meta:table-count="0" meta:image-count="0" meta:object-count="0" meta:page-count="1" meta:paragraph-count="41" meta:word-count="189" meta:character-count="1297" meta:non-whitespace-character-count="1052"/>
    <meta:generator>LibreOffice/5.3.7.2$Windows_X86_64 LibreOffice_project/6b8ed514a9f8b44d37a1b96673cbbdd077e24059</meta:generator>
  </office:meta>
</office:document-meta>
</file>